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CF8077D98CD631B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8bc5a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Table_20_Contents">
      <style:text-properties officeooo:rsid="001d9b1c" officeooo:paragraph-rsid="001d9b1c" fo:background-color="transparent"/>
    </style:style>
    <style:style style:name="P14" style:family="paragraph" style:parent-style-name="Table_20_Contents">
      <style:text-properties officeooo:rsid="001a5680" officeooo:paragraph-rsid="00273a9f" fo:background-color="transparent"/>
    </style:style>
    <style:style style:name="P15" style:family="paragraph" style:parent-style-name="Table_20_Contents">
      <style:text-properties officeooo:paragraph-rsid="002b4830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text-properties officeooo:rsid="0041ddd4" officeooo:paragraph-rsid="0041ddd4"/>
    </style:style>
    <style:style style:name="P20" style:family="paragraph" style:parent-style-name="Table_20_Contents">
      <style:text-properties officeooo:paragraph-rsid="0028bc5a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able_20_Contents">
      <style:paragraph-properties fo:text-align="start" style:justify-single-word="false"/>
      <style:text-properties officeooo:paragraph-rsid="002a7e0f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7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a5680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a5680"/>
    </style:style>
    <style:style style:name="T15" style:family="text">
      <style:text-properties officeooo:rsid="001d9b1c"/>
    </style:style>
    <style:style style:name="T16" style:family="text">
      <style:text-properties officeooo:rsid="002aeff2"/>
    </style:style>
    <style:style style:name="T17" style:family="text">
      <style:text-properties officeooo:rsid="004864c3"/>
    </style:style>
    <style:style style:name="T18" style:family="text">
      <style:text-properties officeooo:rsid="0026dc09"/>
    </style:style>
    <style:style style:name="T19" style:family="text">
      <style:text-properties officeooo:rsid="003c4ff4"/>
    </style:style>
    <style:style style:name="T20" style:family="text">
      <style:text-properties officeooo:rsid="0026e5cd"/>
    </style:style>
    <style:style style:name="T21" style:family="text">
      <style:text-properties officeooo:rsid="00284812"/>
    </style:style>
    <style:style style:name="T22" style:family="text">
      <style:text-properties officeooo:rsid="0028b6f5"/>
    </style:style>
    <style:style style:name="T23" style:family="text">
      <style:text-properties officeooo:rsid="003b2b9b"/>
    </style:style>
    <style:style style:name="T24" style:family="text">
      <style:text-properties officeooo:rsid="002a3703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3">sp. zn. </text:span>#4556</text:p>
      <text:p text:style-name="P21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2"><text:span text:style-name="T8">Zadavatel</text:span><text:span text:style-name="T11">:</text:span></text:p>
          </table:table-cell>
          <table:table-cell table:style-name="Tabulka1.A1" office:value-type="string">
            <text:p text:style-name="P24"><text:span text:style-name="T8">Česká pirátská strana, </text:span>organizační složka: <text:span text:style-name="T24">Personální odbor</text:span></text:p>
            <text:p text:style-name="P16">z<text:span text:style-name="T14">a</text:span>st<text:span text:style-name="T14">o</text:span>up<text:span text:style-name="T14">ena</text:span>: <text:span text:style-name="T16">Bc. Jana Rohová, jana.rohova@pirati.cz, vedoucí</text:span>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Dodavatel</text:span><text:span text:style-name="T11">:</text:span></text:p>
          </table:table-cell>
          <table:table-cell table:style-name="Tabulka1.A1" office:value-type="string">
            <text:p text:style-name="P20"><text:span text:style-name="T14">Jméno</text:span>: Yveta Martinková</text:p>
            <text:p text:style-name="P20"><text:span text:style-name="T23">IČO</text:span>: <text:span text:style-name="T23">06481990</text:span> <text:s text:c="2"/><text:span text:style-name="T23">sídlo: Kroměříž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9">Zadan</text:span><text:span text:style-name="T10">é</text:span><text:span text:style-name="T9"> úkol</text:span><text:span text:style-name="T10">y</text:span><text:span text:style-name="T12">:</text:span></text:p>
          </table:table-cell>
          <table:table-cell table:style-name="Tabulka1.A1" office:value-type="string">
            <text:p text:style-name="P18">Krajský koordinátor <text:span text:style-name="T22">pro Zlínský kraj</text:span>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Časová náročnost<text:span text:style-name="T11">:</text:span></text:p>
          </table:table-cell>
          <table:table-cell table:style-name="Tabulka1.A1" office:value-type="string">
            <text:p text:style-name="Table_20_Contents">Odhad: <text:span text:style-name="T18">40</text:span>h <text:span text:style-name="T15">týdně </text:span>(slovy: <text:span text:style-name="T21">čtyřicet</text:span>hodin)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Smluvní typ</text:span>:</text:p>
          </table:table-cell>
          <table:table-cell table:style-name="Tabulka1.A1" office:value-type="string">
            <text:p text:style-name="P19">Příkazní smlouv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Místo plnění</text:span>:</text:p>
          </table:table-cell>
          <table:table-cell table:style-name="Tabulka1.A1" office:value-type="string">
            <text:p text:style-name="P13">Česká republika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Odměna</text:span>:</text:p>
          </table:table-cell>
          <table:table-cell table:style-name="Tabulka1.A1" office:value-type="string">
            <text:p text:style-name="P15">• paušální odměna <text:span text:style-name="T22">25.000,-</text:span>Kč měsíčně </text:p>
            <text:p text:style-name="P15">• úkolová odměna: až <text:span text:style-name="T19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2"><text:span text:style-name="T8">Termín provedení</text:span>:</text:p>
          </table:table-cell>
          <table:table-cell table:style-name="Tabulka1.A1" office:value-type="string">
            <text:p text:style-name="P14"><text:s/><text:span text:style-name="T20">Od 01-03-2018 na dobu neurčitou</text:span></text:p>
          </table:table-cell>
        </table:table-row>
      </table:table>
      <text:p text:style-name="P10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7">V <text:span text:style-name="T15">Praze</text:span> dne <text:s/><text:span text:style-name="T20">01-03-2018</text:span></text:p>
      <text:p text:style-name="P6">Za zadavatele: <text:tab/><text:tab/><text:tab/>Za dodavatele: </text:p>
      <text:p text:style-name="P9"><text:span text:style-name="T18">Jana Rohová</text:span><text:tab/><text:tab/><text:tab/> Yveta Martinková</text:p>
      <text:p text:style-name="P8"/>
      <text:p text:style-name="P22"><text:span text:style-name="T14">….................<text:tab/><text:tab/><text:tab/>…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Verdana" svg:font-family="Verdana, 'Adobe Helvetica', Helvetica, Arial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27acfb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27acfb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6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7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2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4.339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CF8077D98CD631B9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2</text:page-number></text:span></text:p>
      </style:footer>
      <style:footer-first>
        <text:p text:style-name="MP2">Česká pirátská strana • Řehořova 943/19, 130 00 Praha 3 • Doručovat do datové schránky b2i4r6j</text:p>
        <text:p text:style-name="MP3"><text:span text:style-name="MT3">Tel. +420 </text:span><text:span text:style-name="MT4">608 963 111</text:span><text:span text:style-name="MT3"> • Web </text:span><text:a xlink:type="simple" xlink:href="http://www.pirati.cz/" office:target-frame-name="_blank" xlink:show="new" text:style-name="Internet_20_link" text:visited-style-name="Visited_20_Internet_20_Link"><text:span text:style-name="MT5">http://www.pirati.cz</text:span></text:a><text:span text:style-name="MT3"> • E-mail </text:span><text:a xlink:type="simple" xlink:href="mailto:info@pirati.cz" office:target-frame-name="_blank" xlink:show="new" text:style-name="Internet_20_link" text:visited-style-name="Visited_20_Internet_20_Link"><text:span text:style-name="MT5">info@pirati.cz</text:span></text:a><text:span text:style-name="MT3"> • IČO 71339698</text:span></text:p>
        <text:p text:style-name="MP3"><text:span text:style-name="MT6">Transparentní účty: Volební: 2901172853/2010, Zvláštní: 2200623578/2010,</text:span><text:span text:style-name="MT7"> </text:span><text:span text:style-name="MT6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2T14:04:33.583222261</dc:date>
    <meta:editing-cycles>110</meta:editing-cycles>
    <meta:editing-duration>P24DT13H11M28S</meta:editing-duration>
    <meta:generator>LibreOffice/5.1.6.2$Linux_X86_64 LibreOffice_project/10m0$Build-2</meta:generator>
    <meta:print-date>2018-03-12T13:29:29.465668655</meta:print-date>
    <meta:document-statistic meta:table-count="1" meta:image-count="1" meta:object-count="0" meta:page-count="1" meta:paragraph-count="35" meta:word-count="194" meta:character-count="1445" meta:non-whitespace-character-count="1267"/>
    <meta:user-defined meta:name="Informace 1"/>
    <meta:user-defined meta:name="Informace 2"/>
    <meta:user-defined meta:name="Informace 3"/>
    <meta:user-defined meta:name="Informace 4"/>
  </office:meta>
</office:document-meta>
</file>